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44085" loext:opacity="100%" fo:font-size="11.5pt" style:font-size-asian="11.5pt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fo:font-size="32pt" fo:font-weight="bold" style:font-size-asian="32pt" style:font-weight-asian="bold" style:font-size-complex="32pt"/>
    </style:style>
    <style:style style:name="P3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fo:font-size="12pt" officeooo:rsid="0024ccbd" officeooo:paragraph-rsid="0028e3a6" style:font-size-asian="12pt" style:font-size-complex="12pt"/>
    </style:style>
    <style:style style:name="P4" style:family="paragraph" style:parent-style-name="Header">
      <style:text-properties style:font-name="Arial" officeooo:rsid="002f3065" officeooo:paragraph-rsid="002f3065"/>
    </style:style>
    <style:style style:name="P5" style:family="paragraph" style:parent-style-name="Standard" style:list-style-name="L1">
      <style:paragraph-properties fo:text-align="justify" style:justify-single-word="false"/>
      <style:text-properties style:use-window-font-color="true" loext:opacity="0%" fo:font-size="12pt" fo:font-weight="bold" officeooo:rsid="0024ccbd" officeooo:paragraph-rsid="0028e3a6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justify" style:justify-single-word="false"/>
      <style:text-properties style:use-window-font-color="true" loext:opacity="0%" fo:font-size="12pt" fo:font-weight="bold" officeooo:rsid="0024ccbd" officeooo:paragraph-rsid="002a0870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justify" style:justify-single-word="false"/>
      <style:text-properties style:use-window-font-color="true" loext:opacity="0%" fo:font-size="12pt" fo:font-weight="bold" officeooo:rsid="00264b4a" officeooo:paragraph-rsid="002a0870" style:font-size-asian="12pt" style:font-weight-asian="bold" style:font-size-complex="12pt" style:font-weight-complex="bold"/>
    </style:style>
    <style:style style:name="P8" style:family="paragraph" style:parent-style-name="Standard" style:list-style-name="L1">
      <style:paragraph-properties fo:text-align="justify" style:justify-single-word="false"/>
      <style:text-properties style:use-window-font-color="true" loext:opacity="0%" fo:font-size="12pt" fo:font-weight="bold" officeooo:rsid="00264b4a" officeooo:paragraph-rsid="002b9ba8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paragraph-properties fo:text-align="justify" style:justify-single-word="false"/>
      <style:text-properties style:use-window-font-color="true" loext:opacity="0%" fo:font-size="12pt" fo:font-weight="bold" officeooo:rsid="00275299" officeooo:paragraph-rsid="002b9ba8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style:use-window-font-color="true" loext:opacity="0%" fo:font-size="12pt" officeooo:rsid="0024ccbd" officeooo:paragraph-rsid="0028e3a6" style:font-size-asian="12pt" style:font-size-complex="12pt"/>
    </style:style>
    <style:style style:name="P11" style:family="paragraph" style:parent-style-name="Standard" style:list-style-name="L1">
      <style:paragraph-properties fo:text-align="justify" style:justify-single-word="false"/>
      <style:text-properties style:use-window-font-color="true" loext:opacity="0%" fo:font-size="12pt" officeooo:rsid="0024ccbd" officeooo:paragraph-rsid="002a0870" style:font-size-asian="12pt" style:font-size-complex="12pt"/>
    </style:style>
    <style:style style:name="P12" style:family="paragraph" style:parent-style-name="Standard" style:list-style-name="L1">
      <style:paragraph-properties fo:text-align="justify" style:justify-single-word="false"/>
      <style:text-properties style:use-window-font-color="true" loext:opacity="0%" fo:font-size="12pt" officeooo:rsid="00275299" officeooo:paragraph-rsid="002b9ba8" style:font-size-asian="12pt" style:font-size-complex="12pt"/>
    </style:style>
    <style:style style:name="P13" style:family="paragraph" style:parent-style-name="Standard" style:list-style-name="L1">
      <style:paragraph-properties fo:text-align="justify" style:justify-single-word="false"/>
      <style:text-properties fo:color="#2a6099" loext:opacity="100%" fo:font-size="12pt" officeooo:rsid="0024ccbd" officeooo:paragraph-rsid="0028e3a6" style:font-size-asian="12pt" style:font-size-complex="12pt"/>
    </style:style>
    <style:style style:name="P14" style:family="paragraph" style:parent-style-name="Standard" style:list-style-name="L2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use-window-font-color="true" loext:opacity="0%" style:text-line-through-style="none" style:text-line-through-type="none" fo:font-size="12pt" style:text-underline-style="none" officeooo:rsid="0024ccbd" officeooo:paragraph-rsid="0028e3a6" style:font-size-asian="12pt" style:font-size-complex="12pt"/>
    </style:style>
    <style:style style:name="P15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use-window-font-color="true" loext:opacity="0%" style:text-line-through-style="none" style:text-line-through-type="none" fo:font-size="12pt" style:text-underline-style="none" officeooo:rsid="0024ccbd" officeooo:paragraph-rsid="0028e3a6" style:font-size-asian="12pt" style:font-size-complex="12pt"/>
    </style:style>
    <style:style style:name="P16" style:family="paragraph" style:parent-style-name="Standard" style:list-style-name="L3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use-window-font-color="true" loext:opacity="0%" style:text-line-through-style="none" style:text-line-through-type="none" fo:font-size="12pt" style:text-underline-style="none" officeooo:rsid="0024ccbd" officeooo:paragraph-rsid="0028e3a6" style:font-size-asian="12pt" style:font-size-complex="12pt"/>
    </style:style>
    <style:style style:name="P17" style:family="paragraph" style:parent-style-name="Standard" style:list-style-name="L4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use-window-font-color="true" loext:opacity="0%" style:text-line-through-style="none" style:text-line-through-type="none" fo:font-size="12pt" style:text-underline-style="none" officeooo:rsid="0024ccbd" officeooo:paragraph-rsid="0028e3a6" style:font-size-asian="12pt" style:font-size-complex="12pt"/>
    </style:style>
    <style:style style:name="P18" style:family="paragraph" style:parent-style-name="Standard" style:list-style-name="L5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use-window-font-color="true" loext:opacity="0%" style:text-line-through-style="none" style:text-line-through-type="none" fo:font-size="12pt" style:text-underline-style="none" officeooo:rsid="0024ccbd" officeooo:paragraph-rsid="0028e3a6" style:font-size-asian="12pt" style:font-size-complex="12pt"/>
    </style:style>
    <style:style style:name="P19" style:family="paragraph" style:parent-style-name="Standard" style:list-style-name="L7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use-window-font-color="true" loext:opacity="0%" style:text-line-through-style="none" style:text-line-through-type="none" fo:font-size="12pt" style:text-underline-style="none" officeooo:rsid="0024ccbd" officeooo:paragraph-rsid="002a0870" style:font-size-asian="12pt" style:font-size-complex="12pt"/>
    </style:style>
    <style:style style:name="P20" style:family="paragraph" style:parent-style-name="Standard" style:list-style-name="L8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use-window-font-color="true" loext:opacity="0%" style:text-line-through-style="none" style:text-line-through-type="none" fo:font-size="12pt" style:text-underline-style="none" officeooo:rsid="0024ccbd" officeooo:paragraph-rsid="002a0870" style:font-size-asian="12pt" style:font-size-complex="12pt"/>
    </style:style>
    <style:style style:name="P21" style:family="paragraph" style:parent-style-name="Standard" style:list-style-name="L9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use-window-font-color="true" loext:opacity="0%" style:text-line-through-style="none" style:text-line-through-type="none" fo:font-size="12pt" style:text-underline-style="none" officeooo:rsid="0024ccbd" officeooo:paragraph-rsid="002a0870" style:font-size-asian="12pt" style:font-size-complex="12pt"/>
    </style:style>
    <style:style style:name="P22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use-window-font-color="true" loext:opacity="0%" style:text-line-through-style="none" style:text-line-through-type="none" fo:font-size="12pt" style:text-underline-style="none" officeooo:rsid="0024ccbd" officeooo:paragraph-rsid="002a0870" style:font-size-asian="12pt" style:font-size-complex="12pt"/>
    </style:style>
    <style:style style:name="P23" style:family="paragraph" style:parent-style-name="Standard" style:list-style-name="L10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use-window-font-color="true" loext:opacity="0%" style:text-line-through-style="none" style:text-line-through-type="none" fo:font-size="12pt" style:text-underline-style="none" officeooo:rsid="00264b4a" officeooo:paragraph-rsid="002a0870" style:font-size-asian="12pt" style:font-size-complex="12pt"/>
    </style:style>
    <style:style style:name="P24" style:family="paragraph" style:parent-style-name="Standard" style:list-style-name="L12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use-window-font-color="true" loext:opacity="0%" style:text-line-through-style="none" style:text-line-through-type="none" fo:font-size="12pt" style:text-underline-style="none" officeooo:rsid="00264b4a" officeooo:paragraph-rsid="002b9ba8" style:font-size-asian="12pt" style:font-size-complex="12pt"/>
    </style:style>
    <style:style style:name="P25" style:family="paragraph" style:parent-style-name="Standard" style:list-style-name="L13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use-window-font-color="true" loext:opacity="0%" style:text-line-through-style="none" style:text-line-through-type="none" fo:font-size="12pt" style:text-underline-style="none" officeooo:rsid="00264b4a" officeooo:paragraph-rsid="002b9ba8" style:font-size-asian="12pt" style:font-size-complex="12pt"/>
    </style:style>
    <style:style style:name="P26" style:family="paragraph" style:parent-style-name="Standard" style:list-style-name="L14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use-window-font-color="true" loext:opacity="0%" style:text-line-through-style="none" style:text-line-through-type="none" fo:font-size="12pt" style:text-underline-style="none" officeooo:rsid="00264b4a" officeooo:paragraph-rsid="002b9ba8" style:font-size-asian="12pt" style:font-size-complex="12pt"/>
    </style:style>
    <style:style style:name="P27" style:family="paragraph" style:parent-style-name="Standard" style:list-style-name="L17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use-window-font-color="true" loext:opacity="0%" style:text-line-through-style="none" style:text-line-through-type="none" fo:font-size="12pt" style:text-underline-style="none" officeooo:rsid="00264b4a" officeooo:paragraph-rsid="002b9ba8" style:font-size-asian="12pt" style:font-size-complex="12pt"/>
    </style:style>
    <style:style style:name="P28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use-window-font-color="true" loext:opacity="0%" style:text-line-through-style="none" style:text-line-through-type="none" fo:font-size="12pt" fo:font-style="normal" style:text-underline-style="none" officeooo:rsid="00275299" officeooo:paragraph-rsid="002b9ba8" style:font-size-asian="12pt" style:font-style-asian="normal" style:font-size-complex="12pt"/>
    </style:style>
    <style:style style:name="P29" style:family="paragraph" style:parent-style-name="Standard" style:list-style-name="L4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fo:font-size="12pt" officeooo:rsid="0024ccbd" officeooo:paragraph-rsid="0028e3a6" style:font-size-asian="12pt" style:font-size-complex="12pt"/>
    </style:style>
    <style:style style:name="P30" style:family="paragraph" style:parent-style-name="Standard" style:list-style-name="L9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fo:font-size="12pt" officeooo:rsid="0024ccbd" officeooo:paragraph-rsid="002a0870" style:font-size-asian="12pt" style:font-size-complex="12pt"/>
    </style:style>
    <style:style style:name="P31" style:family="paragraph" style:parent-style-name="Standard" style:list-style-name="L2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style:text-line-through-style="none" style:text-line-through-type="none" fo:font-size="12pt" style:text-underline-style="none" officeooo:rsid="0024ccbd" officeooo:paragraph-rsid="0028e3a6" style:font-size-asian="12pt" style:font-size-complex="12pt"/>
    </style:style>
    <style:style style:name="P32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style:text-line-through-style="none" style:text-line-through-type="none" fo:font-size="12pt" style:text-underline-style="none" officeooo:rsid="0024ccbd" officeooo:paragraph-rsid="0028e3a6" style:font-size-asian="12pt" style:font-size-complex="12pt"/>
    </style:style>
    <style:style style:name="P33" style:family="paragraph" style:parent-style-name="Standard" style:list-style-name="L3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style:text-line-through-style="none" style:text-line-through-type="none" fo:font-size="12pt" style:text-underline-style="none" officeooo:rsid="0024ccbd" officeooo:paragraph-rsid="0028e3a6" style:font-size-asian="12pt" style:font-size-complex="12pt"/>
    </style:style>
    <style:style style:name="P34" style:family="paragraph" style:parent-style-name="Standard" style:list-style-name="L4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style:text-line-through-style="none" style:text-line-through-type="none" fo:font-size="12pt" style:text-underline-style="none" officeooo:rsid="0024ccbd" officeooo:paragraph-rsid="0028e3a6" style:font-size-asian="12pt" style:font-size-complex="12pt"/>
    </style:style>
    <style:style style:name="P35" style:family="paragraph" style:parent-style-name="Standard" style:list-style-name="L5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style:text-line-through-style="none" style:text-line-through-type="none" fo:font-size="12pt" style:text-underline-style="none" officeooo:rsid="0024ccbd" officeooo:paragraph-rsid="0028e3a6" style:font-size-asian="12pt" style:font-size-complex="12pt"/>
    </style:style>
    <style:style style:name="P36" style:family="paragraph" style:parent-style-name="Standard" style:list-style-name="L6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style:text-line-through-style="none" style:text-line-through-type="none" fo:font-size="12pt" style:text-underline-style="none" officeooo:rsid="0024ccbd" officeooo:paragraph-rsid="002a0870" style:font-size-asian="12pt" style:font-size-complex="12pt"/>
    </style:style>
    <style:style style:name="P37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style:text-line-through-style="none" style:text-line-through-type="none" fo:font-size="12pt" style:text-underline-style="none" officeooo:rsid="0024ccbd" officeooo:paragraph-rsid="002a0870" style:font-size-asian="12pt" style:font-size-complex="12pt"/>
    </style:style>
    <style:style style:name="P38" style:family="paragraph" style:parent-style-name="Standard" style:list-style-name="L8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style:text-line-through-style="none" style:text-line-through-type="none" fo:font-size="12pt" style:text-underline-style="none" officeooo:rsid="0024ccbd" officeooo:paragraph-rsid="002a0870" style:font-size-asian="12pt" style:font-size-complex="12pt"/>
    </style:style>
    <style:style style:name="P39" style:family="paragraph" style:parent-style-name="Standard" style:list-style-name="L10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style:text-line-through-style="none" style:text-line-through-type="none" fo:font-size="12pt" style:text-underline-style="none" officeooo:rsid="00264b4a" officeooo:paragraph-rsid="002a0870" style:font-size-asian="12pt" style:font-size-complex="12pt"/>
    </style:style>
    <style:style style:name="P40" style:family="paragraph" style:parent-style-name="Standard" style:list-style-name="L11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style:text-line-through-style="none" style:text-line-through-type="none" fo:font-size="12pt" style:text-underline-style="none" officeooo:rsid="00264b4a" officeooo:paragraph-rsid="002a0870" style:font-size-asian="12pt" style:font-size-complex="12pt"/>
    </style:style>
    <style:style style:name="P41" style:family="paragraph" style:parent-style-name="Standard" style:list-style-name="L12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style:text-line-through-style="none" style:text-line-through-type="none" fo:font-size="12pt" style:text-underline-style="none" officeooo:rsid="00264b4a" officeooo:paragraph-rsid="002b9ba8" style:font-size-asian="12pt" style:font-size-complex="12pt"/>
    </style:style>
    <style:style style:name="P42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style:text-line-through-style="none" style:text-line-through-type="none" fo:font-size="12pt" style:text-underline-style="none" officeooo:rsid="00264b4a" officeooo:paragraph-rsid="002b9ba8" style:font-size-asian="12pt" style:font-size-complex="12pt"/>
    </style:style>
    <style:style style:name="P43" style:family="paragraph" style:parent-style-name="Standard" style:list-style-name="L13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style:text-line-through-style="none" style:text-line-through-type="none" fo:font-size="12pt" style:text-underline-style="none" officeooo:rsid="00264b4a" officeooo:paragraph-rsid="002b9ba8" style:font-size-asian="12pt" style:font-size-complex="12pt"/>
    </style:style>
    <style:style style:name="P44" style:family="paragraph" style:parent-style-name="Standard" style:list-style-name="L14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style:text-line-through-style="none" style:text-line-through-type="none" fo:font-size="12pt" style:text-underline-style="none" officeooo:rsid="00264b4a" officeooo:paragraph-rsid="002b9ba8" style:font-size-asian="12pt" style:font-size-complex="12pt"/>
    </style:style>
    <style:style style:name="P45" style:family="paragraph" style:parent-style-name="Standard" style:list-style-name="L15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style:text-line-through-style="none" style:text-line-through-type="none" fo:font-size="12pt" style:text-underline-style="none" officeooo:rsid="00264b4a" officeooo:paragraph-rsid="002b9ba8" style:font-size-asian="12pt" style:font-size-complex="12pt"/>
    </style:style>
    <style:style style:name="P46" style:family="paragraph" style:parent-style-name="Standard" style:list-style-name="L16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style:text-line-through-style="none" style:text-line-through-type="none" fo:font-size="12pt" style:text-underline-style="none" officeooo:rsid="00264b4a" officeooo:paragraph-rsid="002b9ba8" style:font-size-asian="12pt" style:font-size-complex="12pt"/>
    </style:style>
    <style:style style:name="P47" style:family="paragraph" style:parent-style-name="Standard" style:list-style-name="L17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style:text-line-through-style="none" style:text-line-through-type="none" fo:font-size="12pt" style:text-underline-style="none" officeooo:rsid="00264b4a" officeooo:paragraph-rsid="002b9ba8" style:font-size-asian="12pt" style:font-size-complex="12pt"/>
    </style:style>
    <style:style style:name="P48" style:family="paragraph" style:parent-style-name="Standard" style:list-style-name="L18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style:text-line-through-style="none" style:text-line-through-type="none" fo:font-size="12pt" style:text-underline-style="none" officeooo:rsid="00275299" officeooo:paragraph-rsid="002b9ba8" style:font-size-asian="12pt" style:font-size-complex="12pt"/>
    </style:style>
    <style:style style:name="P49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style:text-line-through-style="none" style:text-line-through-type="none" fo:font-size="12pt" style:text-underline-style="none" officeooo:rsid="00275299" officeooo:paragraph-rsid="002b9ba8" style:font-size-asian="12pt" style:font-size-complex="12pt"/>
    </style:style>
    <style:style style:name="P50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style:text-line-through-style="none" style:text-line-through-type="none" fo:font-size="12pt" style:text-underline-style="none" fo:font-weight="normal" officeooo:rsid="0024ccbd" officeooo:paragraph-rsid="0028e3a6" style:font-size-asian="12pt" style:font-weight-asian="normal" style:font-size-complex="12pt"/>
    </style:style>
    <style:style style:name="P51" style:family="paragraph" style:parent-style-name="Standard" style:list-style-name="L9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style:text-line-through-style="none" style:text-line-through-type="none" fo:font-size="12pt" fo:font-style="normal" style:text-underline-style="none" officeooo:rsid="0024ccbd" officeooo:paragraph-rsid="002a0870" style:font-size-asian="12pt" style:font-style-asian="normal" style:font-size-complex="12pt"/>
    </style:style>
    <style:style style:name="P52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style:text-line-through-style="none" style:text-line-through-type="none" fo:font-size="12pt" fo:font-style="normal" style:text-underline-style="none" officeooo:rsid="00275299" officeooo:paragraph-rsid="002b9ba8" style:font-size-asian="12pt" style:font-style-asian="normal" style:font-size-complex="12pt"/>
    </style:style>
    <style:style style:name="P53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color="#2a6099" loext:opacity="100%" style:text-line-through-style="none" style:text-line-through-type="none" fo:font-size="12pt" style:text-underline-style="none" officeooo:rsid="0024ccbd" officeooo:paragraph-rsid="0028e3a6" style:font-size-asian="12pt" style:font-size-complex="12pt"/>
    </style:style>
    <style:style style:name="P54" style:family="paragraph" style:parent-style-name="Standard" style:list-style-name="L5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color="#2a6099" loext:opacity="100%" style:text-line-through-style="none" style:text-line-through-type="none" fo:font-size="12pt" style:text-underline-style="none" officeooo:rsid="0024ccbd" officeooo:paragraph-rsid="0028e3a6" style:font-size-asian="12pt" style:font-size-complex="12pt"/>
    </style:style>
    <style:style style:name="P55" style:family="paragraph" style:parent-style-name="Standard" style:list-style-name="L6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color="#2a6099" loext:opacity="100%" style:text-line-through-style="none" style:text-line-through-type="none" fo:font-size="12pt" style:text-underline-style="none" officeooo:rsid="0024ccbd" officeooo:paragraph-rsid="002a0870" style:font-size-asian="12pt" style:font-size-complex="12pt"/>
    </style:style>
    <style:style style:name="P56" style:family="paragraph" style:parent-style-name="Standard" style:list-style-name="L7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color="#2a6099" loext:opacity="100%" style:text-line-through-style="none" style:text-line-through-type="none" fo:font-size="12pt" style:text-underline-style="none" officeooo:rsid="0024ccbd" officeooo:paragraph-rsid="002a0870" style:font-size-asian="12pt" style:font-size-complex="12pt"/>
    </style:style>
    <style:style style:name="P57" style:family="paragraph" style:parent-style-name="Standard" style:list-style-name="L8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color="#2a6099" loext:opacity="100%" style:text-line-through-style="none" style:text-line-through-type="none" fo:font-size="12pt" style:text-underline-style="none" officeooo:rsid="0024ccbd" officeooo:paragraph-rsid="002a0870" style:font-size-asian="12pt" style:font-size-complex="12pt"/>
    </style:style>
    <style:style style:name="P58" style:family="paragraph" style:parent-style-name="Standard" style:list-style-name="L9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color="#2a6099" loext:opacity="100%" style:text-line-through-style="none" style:text-line-through-type="none" fo:font-size="12pt" style:text-underline-style="none" officeooo:rsid="0024ccbd" officeooo:paragraph-rsid="002a0870" style:font-size-asian="12pt" style:font-size-complex="12pt"/>
    </style:style>
    <style:style style:name="P59" style:family="paragraph" style:parent-style-name="Standard" style:list-style-name="L11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color="#2a6099" loext:opacity="100%" style:text-line-through-style="none" style:text-line-through-type="none" fo:font-size="12pt" style:text-underline-style="none" officeooo:rsid="00264b4a" officeooo:paragraph-rsid="002a0870" style:font-size-asian="12pt" style:font-size-complex="12pt"/>
    </style:style>
    <style:style style:name="P60" style:family="paragraph" style:parent-style-name="Standard" style:list-style-name="L12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color="#2a6099" loext:opacity="100%" style:text-line-through-style="none" style:text-line-through-type="none" fo:font-size="12pt" style:text-underline-style="none" officeooo:rsid="00264b4a" officeooo:paragraph-rsid="002b9ba8" style:font-size-asian="12pt" style:font-size-complex="12pt"/>
    </style:style>
    <style:style style:name="P61" style:family="paragraph" style:parent-style-name="Standard" style:list-style-name="L13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color="#2a6099" loext:opacity="100%" style:text-line-through-style="none" style:text-line-through-type="none" fo:font-size="12pt" style:text-underline-style="none" officeooo:rsid="00264b4a" officeooo:paragraph-rsid="002b9ba8" style:font-size-asian="12pt" style:font-size-complex="12pt"/>
    </style:style>
    <style:style style:name="P62" style:family="paragraph" style:parent-style-name="Standard" style:list-style-name="L14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color="#2a6099" loext:opacity="100%" style:text-line-through-style="none" style:text-line-through-type="none" fo:font-size="12pt" style:text-underline-style="none" officeooo:rsid="00264b4a" officeooo:paragraph-rsid="002b9ba8" style:font-size-asian="12pt" style:font-size-complex="12pt"/>
    </style:style>
    <style:style style:name="P63" style:family="paragraph" style:parent-style-name="Standard" style:list-style-name="L15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color="#2a6099" loext:opacity="100%" style:text-line-through-style="none" style:text-line-through-type="none" fo:font-size="12pt" style:text-underline-style="none" officeooo:rsid="00264b4a" officeooo:paragraph-rsid="002b9ba8" style:font-size-asian="12pt" style:font-size-complex="12pt"/>
    </style:style>
    <style:style style:name="P64" style:family="paragraph" style:parent-style-name="Standard" style:list-style-name="L17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color="#2a6099" loext:opacity="100%" style:text-line-through-style="none" style:text-line-through-type="none" fo:font-size="12pt" style:text-underline-style="none" officeooo:rsid="00264b4a" officeooo:paragraph-rsid="002b9ba8" style:font-size-asian="12pt" style:font-size-complex="12pt"/>
    </style:style>
    <style:style style:name="P65" style:family="paragraph" style:parent-style-name="Standard" style:list-style-name="L18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color="#2a6099" loext:opacity="100%" style:text-line-through-style="none" style:text-line-through-type="none" fo:font-size="12pt" style:text-underline-style="none" officeooo:rsid="00275299" officeooo:paragraph-rsid="002b9ba8" style:font-size-asian="12pt" style:font-size-complex="12pt"/>
    </style:style>
    <style:style style:name="P66" style:family="paragraph" style:parent-style-name="Standard" style:list-style-name="L3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color="#2a6099" loext:opacity="100%" style:text-line-through-style="none" style:text-line-through-type="none" fo:font-size="12pt" style:text-underline-style="none" fo:font-weight="bold" officeooo:rsid="0024ccbd" officeooo:paragraph-rsid="0028e3a6" style:font-size-asian="12pt" style:font-weight-asian="bold" style:font-size-complex="12pt" style:font-weight-complex="bold"/>
    </style:style>
    <style:style style:name="P67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size="12pt" officeooo:rsid="00275299" officeooo:paragraph-rsid="002b9ba8" style:font-size-asian="12pt" style:font-size-complex="12pt"/>
    </style:style>
    <style:style style:name="P68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color="#000000" loext:opacity="100%" style:text-line-through-style="none" style:text-line-through-type="none" fo:font-size="12pt" style:text-underline-style="none" officeooo:rsid="0024ccbd" officeooo:paragraph-rsid="0028e3a6" style:font-size-asian="12pt" style:font-size-complex="12pt"/>
    </style:style>
    <style:style style:name="P69" style:family="paragraph" style:parent-style-name="Standard" style:list-style-name="L6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color="#2a6099" loext:opacity="100%" style:text-line-through-style="none" style:text-line-through-type="none" fo:font-size="12pt" style:text-underline-style="none" officeooo:rsid="0024ccbd" officeooo:paragraph-rsid="002a0870" style:font-size-asian="12pt" style:font-size-complex="12pt"/>
    </style:style>
    <style:style style:name="P70" style:family="paragraph" style:parent-style-name="Standard" style:list-style-name="L11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color="#2a6099" loext:opacity="100%" style:text-line-through-style="none" style:text-line-through-type="none" fo:font-size="12pt" style:text-underline-style="none" officeooo:rsid="00264b4a" officeooo:paragraph-rsid="002a0870" style:font-size-asian="12pt" style:font-size-complex="12pt"/>
    </style:style>
    <style:style style:name="P71" style:family="paragraph" style:parent-style-name="Standard" style:list-style-name="L15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color="#2a6099" loext:opacity="100%" style:text-line-through-style="none" style:text-line-through-type="none" fo:font-size="12pt" style:text-underline-style="none" officeooo:rsid="00264b4a" officeooo:paragraph-rsid="002b9ba8" style:font-size-asian="12pt" style:font-size-complex="12pt"/>
    </style:style>
    <style:style style:name="P72" style:family="paragraph" style:parent-style-name="Standard" style:list-style-name="L16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color="#2a6099" loext:opacity="100%" style:text-line-through-style="none" style:text-line-through-type="none" fo:font-size="12pt" style:text-underline-style="none" officeooo:rsid="00264b4a" officeooo:paragraph-rsid="002b9ba8" style:font-size-asian="12pt" style:font-size-complex="12pt"/>
    </style:style>
    <style:style style:name="P73" style:family="paragraph" style:parent-style-name="Standard" style:list-style-name="L18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color="#2a6099" loext:opacity="100%" style:text-line-through-style="none" style:text-line-through-type="none" fo:font-size="12pt" style:text-underline-style="none" officeooo:rsid="00275299" officeooo:paragraph-rsid="002b9ba8" style:font-size-asian="12pt" style:font-size-complex="12pt"/>
    </style:style>
    <style:style style:name="P74" style:family="paragraph" style:parent-style-name="Standard" style:list-style-name="L1" style:master-page-name="">
      <loext:graphic-properties draw:fill="none"/>
      <style:paragraph-properties fo:margin-left="1.199cm" fo:margin-right="0cm" fo:text-align="justify" style:justify-single-word="false" fo:text-indent="-0.6cm" style:auto-text-indent="false" style:page-number="auto" fo:background-color="transparent"/>
      <style:text-properties style:use-window-font-color="true" loext:opacity="0%" fo:font-size="12pt" fo:font-weight="bold" officeooo:rsid="00264b4a" officeooo:paragraph-rsid="002a0870" style:font-size-asian="12pt" style:font-weight-asian="bold" style:font-size-complex="12pt" style:font-weight-complex="bold"/>
    </style:style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fo:font-weight="normal" style:font-weight-asian="normal"/>
    </style:style>
    <style:style style:name="T3" style:family="text">
      <style:text-properties style:text-line-through-style="none" style:text-line-through-type="none" style:text-underline-style="none" officeooo:rsid="0028e3a6"/>
    </style:style>
    <style:style style:name="T4" style:family="text">
      <style:text-properties style:text-line-through-style="none" style:text-line-through-type="none" fo:font-style="italic" style:text-underline-style="none" style:font-style-asian="italic"/>
    </style:style>
    <style:style style:name="T5" style:family="text">
      <style:text-properties style:text-line-through-style="none" style:text-line-through-type="none" fo:font-style="normal" style:text-underline-style="none" style:font-style-asian="normal"/>
    </style:style>
    <style:style style:name="T6" style:family="text">
      <style:text-properties fo:font-style="normal" style:font-style-asian="normal"/>
    </style:style>
    <style:style style:name="T7" style:family="text">
      <style:text-properties officeooo:rsid="0028e3a6"/>
    </style:style>
    <style:style style:name="T8" style:family="text">
      <style:text-properties officeooo:rsid="002b9ba8"/>
    </style:style>
    <style:style style:name="T9" style:family="text">
      <style:text-properties fo:color="#2a6099" loext:opacity="100%"/>
    </style:style>
    <style:style style:name="T10" style:family="text">
      <style:text-properties fo:color="#2a6099" loext:opacity="100%" officeooo:rsid="002dd1b4"/>
    </style:style>
    <style:style style:name="T11" style:family="text">
      <style:text-properties fo:color="#2a6099" loext:opacity="100%" fo:font-style="italic" style:font-style-asian="italic"/>
    </style:style>
    <style:style style:name="T12" style:family="text">
      <style:text-properties fo:color="#2a6099" loext:opacity="100%" fo:font-style="normal" style:font-style-asian="normal"/>
    </style:style>
    <style:style style:name="T13" style:family="text">
      <style:text-properties fo:color="#2a6099" loext:opacity="100%" fo:font-style="normal" officeooo:rsid="002dd1b4" style:font-style-asian="normal"/>
    </style:style>
    <style:style style:name="T14" style:family="text">
      <style:text-properties fo:color="#2a6099" loext:opacity="100%" fo:font-weight="normal" style:font-weight-asian="normal" style:font-weight-complex="normal"/>
    </style:style>
    <style:style style:name="T15" style:family="text">
      <style:text-properties officeooo:rsid="002dad91"/>
    </style:style>
    <style:style style:name="T16" style:family="text">
      <style:text-properties fo:color="#000000" loext:opacity="100%"/>
    </style:style>
    <style:style style:name="T17" style:family="text">
      <style:text-properties officeooo:rsid="002f3065"/>
    </style:style>
    <style:style style:name="T18" style:family="text">
      <style:text-properties style:use-window-font-color="true" loext:opacity="0%" style:text-line-through-style="none" style:text-line-through-type="none" fo:font-style="normal" style:text-underline-style="none" style:font-style-asian="normal"/>
    </style:style>
    <style:style style:name="T19" style:family="text">
      <style:text-properties style:use-window-font-color="true" loext:opacity="0%" style:text-line-through-style="none" style:text-line-through-type="none" fo:font-style="italic" style:text-underline-style="none" style:font-style-asian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utoevaluación </text:p>
      <text:p text:style-name="P1"/>
      <text:p text:style-name="P1"/>
      <text:list xml:id="list3063408507" text:style-name="L1">
        <text:list-item>
          <text:p text:style-name="P5">¿Cuál de las siguientes afirmaciones es correcta en relación a ETL e integración de datos?</text:p>
        </text:list-item>
      </text:list>
      <text:list xml:id="list2003394592" text:style-name="L2">
        <text:list-item>
          <text:p text:style-name="P14">Son equivalentes en todo caso. </text:p>
        </text:list-item>
        <text:list-item>
          <text:p text:style-name="P31">El proceso es el mismo pero en integración de datos el destino es un almacén de datos.</text:p>
        </text:list-item>
        <text:list-item>
          <text:p text:style-name="P31">Integración de datos es uno de los pasos que se realizan dentro del proceso de ETL. </text:p>
        </text:list-item>
        <text:list-item>
          <text:p text:style-name="P31"><text:span text:style-name="T14">No son equivalentes.</text:span> </text:p>
        </text:list-item>
      </text:list>
      <text:p text:style-name="P53"/>
      <text:p text:style-name="P32"/>
      <text:list xml:id="list202941101332232" text:continue-list="list3063408507" text:style-name="L1">
        <text:list-item>
          <text:p text:style-name="P10">La fase de extracción del proceso ETL consiste en extraer los metadatos <text:span text:style-name="T7">incluidos</text:span> dentro de los ficheros. </text:p>
        </text:list-item>
      </text:list>
      <text:p text:style-name="P15">La fase de transformación es en la que se realiza todo el proceso de transformación de los datos para dejarlos en el formato finalmente deseado. </text:p>
      <text:p text:style-name="P53">En la fase de carga de ETL es cuando se cargan datos desde disco a memoria. <text:span text:style-name="T15">Falso</text:span></text:p>
      <text:p text:style-name="P53"/>
      <text:p text:style-name="P53"/>
      <text:list xml:id="list202940856065354" text:continue-numbering="true" text:style-name="L1">
        <text:list-item>
          <text:p text:style-name="P5">¿En qué momento es mejor realizar la fase de extracción en un proceso de ETL?</text:p>
        </text:list-item>
      </text:list>
      <text:list xml:id="list348770928" text:style-name="L3">
        <text:list-item>
          <text:p text:style-name="P16">Cualquier momento es bueno. </text:p>
        </text:list-item>
        <text:list-item>
          <text:p text:style-name="P33">Siempre por la noche. </text:p>
        </text:list-item>
        <text:list-item>
          <text:p text:style-name="P66">Si va interferir con el correcto funcionamiento de los sistemas que contienen las fuentes se realizará en el momento en el que tales sistemas o fuentes se encuentren menos cargados.</text:p>
        </text:list-item>
        <text:list-item>
          <text:p text:style-name="P33">Siempre por la mañana. </text:p>
        </text:list-item>
      </text:list>
      <text:list xml:id="list202941060790235" text:continue-list="list202940856065354" text:style-name="L1">
        <text:list-item>
          <text:p text:style-name="P5">¿Cuál de las siguientes no es un posible tipo de transformación a realizar con los datos en un proceso de ETL? </text:p>
        </text:list-item>
      </text:list>
      <text:list xml:id="list1297455209" text:style-name="L4">
        <text:list-item>
          <text:p text:style-name="P17">Realizar unificaciones de datos que vienen de distintas fuentes. </text:p>
        </text:list-item>
        <text:list-item>
          <text:p text:style-name="P34"><text:span text:style-name="T9">Eliminar el contenido de una base de datos.</text:span> </text:p>
        </text:list-item>
        <text:list-item>
          <text:p text:style-name="P29"><text:span text:style-name="T1">Transponer filas en </text:span><text:span text:style-name="T3">columnas</text:span><text:span text:style-name="T1"> o columnas en filas. </text:span></text:p>
        </text:list-item>
        <text:list-item>
          <text:p text:style-name="P34">Seleccionar sólo determinadas columnas o atributos de cada registro.</text:p>
        </text:list-item>
      </text:list>
      <text:p text:style-name="P32"/>
      <text:p text:style-name="P53">Las transformaciones en ETL no implican eliminar toda la base de datos. </text:p>
      <text:list xml:id="list202940913888218" text:continue-list="list202941060790235" text:style-name="L1">
        <text:list-item>
          <text:p text:style-name="P5">¿Qué les ocurre a los datos que ya hay en el almacenamiento destino de un ETL cuando llegan datos nuevos?</text:p>
        </text:list-item>
      </text:list>
      <text:list xml:id="list3231274651" text:style-name="L5">
        <text:list-item>
          <text:p text:style-name="P18">Se eliminan.</text:p>
        </text:list-item>
        <text:list-item>
          <text:p text:style-name="P35">Se actualizan.</text:p>
        </text:list-item>
        <text:list-item>
          <text:p text:style-name="P35">Depende el uso. </text:p>
        </text:list-item>
        <text:list-item>
          <text:p text:style-name="P54">En ocasiones se eliminan, en ocasiones no quedan afectados y en ocasiones son modificados.</text:p>
        </text:list-item>
        <text:list-item>
          <text:p text:style-name="P35">Depende el uso. </text:p>
        </text:list-item>
        <text:list-item>
          <text:p text:style-name="P35">En ocasiones se eliminan y en ocasiones son modificados. </text:p>
        </text:list-item>
      </text:list>
      <text:p text:style-name="P32"/>
      <text:p text:style-name="P68"/>
      <text:p text:style-name="P68"/>
      <text:list xml:id="list202941272592866" text:continue-list="list202940913888218" text:style-name="L1">
        <text:list-item>
          <text:p text:style-name="P13"><text:soft-page-break/>Apache Sqoop es un software distribuido que permite obtener datos en streaming desde gran cantidad de fuentes no estructuradas o semiestructuradas. <text:span text:style-name="T15">Falsa</text:span></text:p>
        </text:list-item>
      </text:list>
      <text:p text:style-name="P15">Apache Sqoop es una herramienta de línea de comandos que nos permite obtener datos desde bases de datos relacionales. </text:p>
      <text:p text:style-name="P3"><text:span text:style-name="T1">Apache Sqoop permite enviar datos a HDFS.</text:span><text:span text:style-name="T2"> </text:span></text:p>
      <text:p text:style-name="P50">Apache Flume permite enviar datos a HDFS.</text:p>
      <text:list xml:id="list202942155890433" text:continue-numbering="true" text:style-name="L1">
        <text:list-item>
          <text:p text:style-name="P6">¿Cuáles de las siguientes son características propias de Apache Sqoop? </text:p>
        </text:list-item>
      </text:list>
      <text:list xml:id="list2377675278" text:style-name="L6">
        <text:list-item>
          <text:p text:style-name="P69">Se puede emplear mediante interfaz de línea de comandos. </text:p>
        </text:list-item>
        <text:list-item>
          <text:p text:style-name="P36">Obtiene datos desde fuentes no estructuradas. </text:p>
        </text:list-item>
        <text:list-item>
          <text:p text:style-name="P55">Tiene mecanismos para evitar sobrecargar las fuentes. </text:p>
        </text:list-item>
        <text:list-item>
          <text:p text:style-name="P55">Permite acceso programático mediante JDBC.</text:p>
        </text:list-item>
      </text:list>
      <text:p text:style-name="P37"/>
      <text:p text:style-name="P37"/>
      <text:p text:style-name="P37"/>
      <text:list xml:id="list202940625647628" text:continue-list="list202942155890433" text:style-name="L1">
        <text:list-item>
          <text:p text:style-name="P6">¿Cuáles de las siguientes son características propias de Apache Flume? </text:p>
        </text:list-item>
      </text:list>
      <text:list xml:id="list1218597723" text:style-name="L7">
        <text:list-item>
          <text:p text:style-name="P19">Permite conectar con cualquier fuente JDBC. </text:p>
        </text:list-item>
        <text:list-item>
          <text:p text:style-name="P56">Alto ancho de banda y baja latencia. </text:p>
        </text:list-item>
        <text:list-item>
          <text:p text:style-name="P56">Tolerancia a fallos. </text:p>
        </text:list-item>
        <text:list-item>
          <text:p text:style-name="P56">Basado en eventos.</text:p>
        </text:list-item>
      </text:list>
      <text:list xml:id="list202940753261055" text:continue-list="list202940625647628" text:style-name="L1">
        <text:list-item>
          <text:p text:style-name="P6">El proceso de Integración de Datos: </text:p>
        </text:list-item>
      </text:list>
      <text:list xml:id="list30552116" text:style-name="L8">
        <text:list-item>
          <text:p text:style-name="P20">Consiste en una replicación modificada de los datos. </text:p>
        </text:list-item>
        <text:list-item>
          <text:p text:style-name="P57">Busca entregar una visión unificada de los datos a aquellos usuarios o procesos que vayan a utilizarlos. </text:p>
        </text:list-item>
        <text:list-item>
          <text:p text:style-name="P38">Es un paso previo al proceso de ETL. </text:p>
        </text:list-item>
        <text:list-item>
          <text:p text:style-name="P38">Es una de las actividades englobadas dentro del proceso de ETL. </text:p>
        </text:list-item>
      </text:list>
      <text:p text:style-name="P37"/>
      <text:p text:style-name="P37"><text:span text:style-name="T9">La integración de datos tiene como objetivo unificar y permitir acceso coherente a los datos.</text:span> </text:p>
      <text:list xml:id="list202941990025151" text:continue-list="list202940753261055" text:style-name="L1">
        <text:list-item>
          <text:p text:style-name="P6">¿Cuál de los siguientes niveles de integración de datos es el que nos permite acceder a los datos mediante una visión unificada de los mismos?</text:p>
        </text:list-item>
      </text:list>
      <text:list xml:id="list1509779431" text:style-name="L9">
        <text:list-item>
          <text:p text:style-name="P21">Integración basada en aplicación.</text:p>
        </text:list-item>
        <text:list-item>
          <text:p text:style-name="P58">Integración virtual.</text:p>
        </text:list-item>
        <text:list-item>
          <text:p text:style-name="P30"><text:span text:style-name="T1">Integración basada en </text:span><text:span text:style-name="T4">middleware</text:span><text:span text:style-name="T5">.</text:span></text:p>
        </text:list-item>
        <text:list-item>
          <text:p text:style-name="P51">Integración manual.</text:p>
        </text:list-item>
      </text:list>
      <text:list xml:id="list202940695047493" text:continue-list="list202941990025151" text:style-name="L1">
        <text:list-item>
          <text:p text:style-name="P11">El interesado es la persona física o jurídica, autoridad pública, servicio u otro organismo al que se comuniquen datos personales, se trate o no de un tercero. </text:p>
        </text:list-item>
      </text:list>
      <text:p text:style-name="P22"><text:span text:style-name="T9">El responsable del tratamiento es la persona física o jurídica, autoridad pública, servicio u otro organismo que trate datos personales por cuenta del responsable del tratamiento.</text:span> <text:span text:style-name="T10">Falsa</text:span></text:p>
      <text:p text:style-name="P37">El delegado de protección de datos es la persona física o jurídica, autoridad pública, servicio u organismo distinto del interesado, del responsable de tratamiento, del encargado de tratamiento y de las personas autorizadas para tratar los datos personales bajo la autoridad directa del responsable o del encargado.</text:p>
      <text:list xml:id="list202941788935502" text:continue-numbering="true" text:style-name="L1">
        <text:list-item>
          <text:p text:style-name="P74">¿Cuál es la condición básica para poder tratar datos personales del interesado?</text:p>
        </text:list-item>
      </text:list>
      <text:list xml:id="list1615475922" text:style-name="L10">
        <text:list-item>
          <text:p text:style-name="P23">No hay una condición necesaria. </text:p>
        </text:list-item>
        <text:list-item>
          <text:p text:style-name="P39">Que el interesado reciba el correcto pago una vez se han usado sus datos. </text:p>
        </text:list-item>
        <text:list-item>
          <text:p text:style-name="P39"><text:span text:style-name="T9">Que el interesado dé su consentimiento.</text:span> </text:p>
        </text:list-item>
        <text:list-item>
          <text:p text:style-name="P39">Que el interesado resida en el mismo país en el que se tratan sus datos.</text:p>
        </text:list-item>
      </text:list>
      <text:list xml:id="list202940976086065" text:continue-list="list202941788935502" text:style-name="L1">
        <text:list-item>
          <text:p text:style-name="P7">¿Cuáles de los siguientes son derechos de los interesados en relación al tratamiento de sus datos? </text:p>
        </text:list-item>
      </text:list>
      <text:list xml:id="list3468231161" text:style-name="L11">
        <text:list-item>
          <text:p text:style-name="P70"><text:soft-page-break/>Derecho al olvido.</text:p>
        </text:list-item>
        <text:list-item>
          <text:p text:style-name="P40">Derecho a la duplicidad. </text:p>
        </text:list-item>
        <text:list-item>
          <text:p text:style-name="P40"><text:span text:style-name="T9">Derecho de acceso.</text:span> </text:p>
        </text:list-item>
        <text:list-item>
          <text:p text:style-name="P59">Derecho de rectificación.</text:p>
        </text:list-item>
      </text:list>
      <text:list xml:id="list202941776333533" text:continue-list="list202940976086065" text:style-name="L1">
        <text:list-item>
          <text:p text:style-name="P8">¿Qué es la seudonimización de datos? </text:p>
        </text:list-item>
      </text:list>
      <text:list xml:id="list1241316447" text:style-name="L12">
        <text:list-item>
          <text:p text:style-name="P24">Un mecanismo para evitar que entre los datos acerca de un usuario figure su género. </text:p>
        </text:list-item>
        <text:list-item>
          <text:p text:style-name="P41">Un mecanismo para que todas las fechas de nacimiento de los interesados se eliminen automáticamente. </text:p>
        </text:list-item>
        <text:list-item>
          <text:p text:style-name="P41">Un mecanismo para que cada identificador único en las bases de datos se almacene en codificación hexadecimal. </text:p>
        </text:list-item>
        <text:list-item>
          <text:p text:style-name="P60">Un mecanismo para evitar que se pueda reconocer la identidad de una persona sin utilizar información adicional.</text:p>
        </text:list-item>
      </text:list>
      <text:p text:style-name="P42"/>
      <text:p text:style-name="P42"/>
      <text:p text:style-name="P42"/>
      <text:p text:style-name="P42"/>
      <text:list xml:id="list202941973717454" text:continue-list="list202941776333533" text:style-name="L1">
        <text:list-item>
          <text:p text:style-name="P8">¿Un encargado de tratamiento de datos puede subcontratar a su vez el tratamiento de datos?</text:p>
        </text:list-item>
      </text:list>
      <text:list xml:id="list992574861" text:style-name="L13">
        <text:list-item>
          <text:p text:style-name="P25">No puede en ningún caso.</text:p>
        </text:list-item>
        <text:list-item>
          <text:p text:style-name="P43">Sí, pero únicamente contando con la autorización previa y por escrito del responsable y mediante contrato con el interesado de modo que éste sepa que la ley se está cumpliendo.</text:p>
        </text:list-item>
        <text:list-item>
          <text:p text:style-name="P43">Sí, en cualquier caso.</text:p>
        </text:list-item>
        <text:list-item>
          <text:p text:style-name="P61">Sí, pero únicamente contando con la autorización previa y por escrito del responsable y mediante contrato con el subcontratado de modo que quede obligado a cumplir con sus mismas obligaciones.</text:p>
        </text:list-item>
      </text:list>
      <text:list xml:id="list202941305004841" text:continue-list="list202941973717454" text:style-name="L1">
        <text:list-item>
          <text:p text:style-name="P8">¿Cuáles de las siguientes son medidas de seguridad que se deben cumplir al tratar datos personales? </text:p>
        </text:list-item>
      </text:list>
      <text:list xml:id="list2674512359" text:style-name="L14">
        <text:list-item>
          <text:p text:style-name="P26"><text:span text:style-name="T9">El cifrado de los datos personales.</text:span> </text:p>
        </text:list-item>
        <text:list-item>
          <text:p text:style-name="P44">La ocultación de fechas de nacimiento. </text:p>
        </text:list-item>
        <text:list-item>
          <text:p text:style-name="P44">La replicación en distintos clusters de toda la información.</text:p>
        </text:list-item>
        <text:list-item>
          <text:p text:style-name="P62">La capacidad de restaurar los datos personales de forma rápida.</text:p>
        </text:list-item>
      </text:list>
      <text:list xml:id="list202941981024503" text:continue-list="list202941305004841" text:style-name="L1">
        <text:list-item>
          <text:p text:style-name="P8">¿Cuáles de los siguientes son aspectos que cubre el RGPD? </text:p>
        </text:list-item>
      </text:list>
      <text:list xml:id="list3438537129" text:style-name="L15">
        <text:list-item>
          <text:p text:style-name="P71">Transferencias internacionales de datos. </text:p>
        </text:list-item>
        <text:list-item>
          <text:p text:style-name="P63">Supervisión por las autoridades de protección de datos. </text:p>
        </text:list-item>
        <text:list-item>
          <text:p text:style-name="P63">Responsabilidades y sanciones. </text:p>
        </text:list-item>
        <text:list-item>
          <text:p text:style-name="P45">Tipos de impuestos aplicables. </text:p>
        </text:list-item>
        <text:list-item>
          <text:p text:style-name="P63">Códigos de conducta.</text:p>
        </text:list-item>
      </text:list>
      <text:list xml:id="list202941452576282" text:continue-list="list202941981024503" text:style-name="L1">
        <text:list-item>
          <text:p text:style-name="P8">¿Cuál es la relación existente entre Gestión de Datos y Gobierno de Datos? </text:p>
        </text:list-item>
      </text:list>
      <text:list xml:id="list1120826052" text:style-name="L16">
        <text:list-item>
          <text:p text:style-name="P72">El Gobierno de Datos supervisa la Gestión de Datos. </text:p>
        </text:list-item>
        <text:list-item>
          <text:p text:style-name="P46">El Gobierno de Datos es supervisado por la Gestión de Datos. </text:p>
        </text:list-item>
        <text:list-item>
          <text:p text:style-name="P46">Son equivalentes. </text:p>
        </text:list-item>
        <text:list-item>
          <text:p text:style-name="P46">El Gobierno de Datos es una de las actividades contempladas dentro de la Gestión de Datos. </text:p>
        </text:list-item>
      </text:list>
      <text:list xml:id="list202941874153922" text:continue-list="list202941452576282" text:style-name="L1">
        <text:list-item>
          <text:p text:style-name="P8">¿Cuáles de los siguientes están entre los <text:span text:style-name="T8">objetivos</text:span> del Gobierno de Datos? </text:p>
        </text:list-item>
      </text:list>
      <text:list xml:id="list2193817372" text:style-name="L17">
        <text:list-item>
          <text:p text:style-name="P27"><text:span text:style-name="T9">Asegurar la calidad de los datos.</text:span> </text:p>
        </text:list-item>
        <text:list-item>
          <text:p text:style-name="P47">Evitar la necesidad de realizar procesamiento por lotes. </text:p>
        </text:list-item>
        <text:list-item>
          <text:p text:style-name="P47">Rebajar las necesidades de memoria RAM de los nodos del clúster. </text:p>
        </text:list-item>
        <text:list-item>
          <text:p text:style-name="P64"><text:soft-page-break/>Asegurar la correcta gestión de metadatos. </text:p>
        </text:list-item>
        <text:list-item>
          <text:p text:style-name="P64">Asegurar que el ciclo de vida de los datos es claro y está controlado.</text:p>
        </text:list-item>
      </text:list>
      <text:list xml:id="list202940864360994" text:continue-list="list202941874153922" text:style-name="L1">
        <text:list-item>
          <text:p text:style-name="P9">¿Cuáles de las siguientes son actividades en las que está presente el Gobierno de Datos?</text:p>
        </text:list-item>
      </text:list>
      <text:list xml:id="list2745281545" text:style-name="L18">
        <text:list-item>
          <text:p text:style-name="P73">Definición del modelo de metadatos, incluyendo tanto su descripción técnica como de negocio. </text:p>
        </text:list-item>
        <text:list-item>
          <text:p text:style-name="P48">Optimización del desempeño de los microprocesadores. </text:p>
        </text:list-item>
        <text:list-item>
          <text:p text:style-name="P65">Políticas y actividades para la documentación de los datos a lo largo de su ciclo de vida.</text:p>
        </text:list-item>
        <text:list-item>
          <text:p text:style-name="P48">Almacenamiento de datos, mecanismos de despliegue y administración de procesos de carga. </text:p>
        </text:list-item>
        <text:list-item>
          <text:p text:style-name="P48">Control de la temperatura alcanzada por los componentes de los nodos.</text:p>
        </text:list-item>
        <text:list-item>
          <text:p text:style-name="P65">Diseño y desarrollo de políticas, estándares, auditoría de la seguridad y cumplimiento regulatorio. </text:p>
        </text:list-item>
        <text:list-item>
          <text:p text:style-name="P48">Políticas y actividades para la documentación de los datos a lo largo de su ciclo de vida.</text:p>
        </text:list-item>
        <text:list-item>
          <text:p text:style-name="P48">Monitorización de las funciones de red.</text:p>
        </text:list-item>
      </text:list>
      <text:p text:style-name="P49"/>
      <text:p text:style-name="P49"/>
      <text:p text:style-name="P49"/>
      <text:p text:style-name="P49"/>
      <text:list xml:id="list202942204515248" text:continue-list="list202940864360994" text:style-name="L1">
        <text:list-item>
          <text:p text:style-name="P12"><text:span text:style-name="T9">El </text:span><text:span text:style-name="T11">data owner </text:span><text:span text:style-name="T12">es aquel que ejecuta la gestión de los datos.</text:span><text:span text:style-name="T6"> </text:span><text:span text:style-name="T13">Falsa</text:span></text:p>
        </text:list-item>
      </text:list>
      <text:p text:style-name="P28">Los cust<text:span text:style-name="T17">o</text:span>dios del dato atienden las peticiones de tecnología de los propietarios de los datos.</text:p>
      <text:p text:style-name="P52">El CDO es responsable de implementar las políticas y procesos definidos. </text:p>
      <text:p text:style-name="P67"><text:span text:style-name="T18">Los </text:span><text:span text:style-name="T19">data stewards </text:span><text:span text:style-name="T18">son responsables de implementar las políticas y procesos definido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officeooo:rsid="002f3065" officeooo:paragraph-rsid="002f306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amuel Arteaga López<text:tab/><text:tab/>IA &amp; Big Data</text:p>
      </style:header>
      <style:footer>
        <text:p text:style-name="Footer"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5T08:34:00</meta:creation-date>
    <dc:date>2024-12-12T20:29:40.066000000</dc:date>
    <meta:editing-duration>PT51M21S</meta:editing-duration>
    <meta:editing-cycles>9</meta:editing-cycles>
    <meta:generator>LibreOffice/7.1.2.2$Windows_X86_64 LibreOffice_project/8a45595d069ef5570103caea1b71cc9d82b2aae4</meta:generator>
    <meta:document-statistic meta:table-count="0" meta:image-count="0" meta:object-count="0" meta:page-count="4" meta:paragraph-count="112" meta:word-count="1305" meta:character-count="7698" meta:non-whitespace-character-count="6533"/>
  </office:meta>
</office:document-meta>
</file>